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3c91"/>
    </style:style>
    <style:style style:name="P2" style:family="paragraph" style:parent-style-name="Text_20_body">
      <style:text-properties officeooo:paragraph-rsid="00190e49"/>
    </style:style>
    <style:style style:name="P3" style:family="paragraph" style:parent-style-name="Text_20_body">
      <style:text-properties officeooo:paragraph-rsid="0019f5a8"/>
    </style:style>
    <style:style style:name="P4" style:family="paragraph" style:parent-style-name="Text_20_body">
      <style:text-properties officeooo:rsid="001b34d0" officeooo:paragraph-rsid="001ea3ee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officeooo:rsid="0015cfa8"/>
    </style:style>
    <style:style style:name="T2" style:family="text">
      <style:text-properties officeooo:rsid="00182908"/>
    </style:style>
    <style:style style:name="T3" style:family="text">
      <style:text-properties officeooo:rsid="00183c91"/>
    </style:style>
    <style:style style:name="T4" style:family="text">
      <style:text-properties officeooo:rsid="00190e49"/>
    </style:style>
    <style:style style:name="T5" style:family="text">
      <style:text-properties officeooo:rsid="0019f5a8"/>
    </style:style>
    <style:style style:name="T6" style:family="text">
      <style:text-properties officeooo:rsid="001aabfa"/>
    </style:style>
    <style:style style:name="T7" style:family="text">
      <style:text-properties officeooo:rsid="001b34d0"/>
    </style:style>
    <style:style style:name="T8" style:family="text">
      <style:text-properties officeooo:rsid="001b8517"/>
    </style:style>
    <style:style style:name="T9" style:family="text">
      <style:text-properties officeooo:rsid="001bfbf8"/>
    </style:style>
    <style:style style:name="T10" style:family="text">
      <style:text-properties officeooo:rsid="001d4346"/>
    </style:style>
    <style:style style:name="T11" style:family="text">
      <style:text-properties officeooo:rsid="001ea3ee"/>
    </style:style>
    <style:style style:name="T12" style:family="text">
      <style:text-properties officeooo:rsid="001f21d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93714412" text:style-name="L1">
        <text:list-item>
          <text:p text:style-name="P5"><text:bookmark text:name="docs-internal-guid-277a2db1-7fff-f7f5-3bbd-993d59f61871"/>Leer con detenimiento el siguiente caso:</text:p>
        </text:list-item>
      </text:list>
      <text:p text:style-name="Text_20_body"/>
      <text:p text:style-name="P6">Ministerio de Modernización de la Ciudad de Bogotá</text:p>
      <text:p text:style-name="P7">El Ministerio de Modernización de la Ciudad de Bogotá liderado por el Ministro Roberto Gutierrez Calderón comunicó hace unos días que están en proceso de despapelización, migrando toda la operativa a una lógica digital mediante la implementación del Expediente Electrónico.</text:p>
      <text:p text:style-name="P7">El ministerio cuenta con 5000 empleados fijos en donde las personas tienen una antigüedad promedio en el puesto de más de 30 años.</text:p>
      <text:p text:style-name="P7">Todas las decisiones que se toman en el Ministerio tienen que ser aprobadas por Gutierrez Calderón. A él le gusta asegurarse de que todo funciona correctamente y es un líder que está presente en las decisiones más importantes y las más diminutas.</text:p>
      <text:p text:style-name="P7">El ministerio abrió un proceso de licitación para implementar la migración tecnológica y ganó la empresa Electronics Future S.A.S. Gutierrez Calderón acaba de firmar el contrato en donde se explicita el gantt de implementación del expediente electrónico para un periodo de 90 días.</text:p>
      <text:p text:style-name="Text_20_body"/>
      <text:p text:style-name="P7">Responder las siguientes preguntas: </text:p>
      <text:p text:style-name="P7">Extensión: 200 palabras.</text:p>
      <text:p text:style-name="P7">a. ¿Esta es una organización tradicional o ágil? Fundamentar.</text:p>
      <text:p text:style-name="P7">b. Teniendo en cuenta lo que aprendieron sobre organizaciones ágiles ¿Qué le recomendarías cambiar a esta empresa?</text:p>
      <text:p text:style-name="P7">c. ¿Consideran que la empresa tiene un mindset fijo o en crecimiento?</text:p>
      <text:p text:style-name="P7">d. ¿Qué habilidades del futuro consideran que deben desarrollar?</text:p>
      <text:p text:style-name="P7">e. ¿Qué valores o principios ágiles no están presentes y qué deberían hacer para ajustarse a los mismos?</text:p>
      <text:p text:style-name="P1"><text:line-break/><text:span text:style-name="T1">a)Es una organización tradicional , la misma se caracteriza por su excesiva centralización en la toma <text:s text:c="4"/>de decisiones, </text:span><text:span text:style-name="T2">alta burocracia, totalmente vertical en la jerarquía, </text:span><text:span text:style-name="T3">sin lugar para los cambios.</text:span></text:p>
      <text:p text:style-name="P2"><text:soft-page-break/><text:span text:style-name="T3">b)Nosotros le recomendaríamos : descentralizar la toma de decisiones, formar grupos <text:s/>auto-gestionados </text:span><text:span text:style-name="T4">y colaborativos</text:span><text:span text:style-name="T3">, capacitación constante <text:s/></text:span><text:span text:style-name="T4">de sus miembros </text:span><text:span text:style-name="T3">para aprender a trabajar con el cambio de mane</text:span><text:span text:style-name="T4">ra</text:span><text:span text:style-name="T3"> habitual.</text:span></text:p>
      <text:p text:style-name="P3"><text:span text:style-name="T4">c)Nosotros consideramos que la organización tiene un mindset fijo.</text:span></text:p>
      <text:p text:style-name="P3"><text:span text:style-name="T5">d)Consideramos que deben desarrollar un mindset ágil, </text:span><text:span text:style-name="T9">esto implica </text:span><text:span text:style-name="T5"><text:s/>aprender a trabajar en equipos de forma colaborativa, proactiva </text:span><text:span text:style-name="T6">e innovadora </text:span><text:span text:style-name="T7">y considerar el cambio como algo cotidiano en </text:span><text:span text:style-name="T8">sus </text:span><text:span text:style-name="T7">vidas.</text:span></text:p>
      <text:p text:style-name="P4">e)<text:span text:style-name="T10">Consideramos que de los principios ágiles no se aplica ninguno, no tienen en cuenta al cliente, no son bienvenidos los cambios, <text:s/>no hay trabajo colaborativo, el entorno no es el adecuado, no hay confianza, las comunicaciones son por escrito, no se busca mejorar las técnicas aplicadas, </text:span><text:span text:style-name="T11">la simplicidad no existe, mucha burocracia , la autogestión y auto-organización son inimaginables, menos aun la autoevaluación .</text:span></text:p>
      <text:p text:style-name="P4"><text:span text:style-name="T11">Para implementar los principios ágiles </text:span><text:span text:style-name="T10"><text:s/></text:span><text:span text:style-name="T11">deben capacitar a </text:span><text:span text:style-name="T12">cada uno de </text:span><text:span text:style-name="T11">sus miembros para que desarrollen un mindset ágil,</text:span><text:span text:style-name="T12"> enfocarse en la aplicación de los valores y principios ágiles para formar personas con mentalidad ágil para que éstas a su vez formen equipos ágiles y se logre desarrollar una organización ágil. 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0T07:10:08.228000000</meta:creation-date>
    <dc:date>2021-06-20T10:39:56.608000000</dc:date>
    <meta:editing-duration>PT15M55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19" meta:word-count="448" meta:character-count="2913" meta:non-whitespace-character-count="2473"/>
  </office:meta>
</office:document-meta>
</file>